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fo:color="#009f00" style:font-name="Consolas" fo:font-size="12pt" fo:language="de" fo:country="DE" style:font-name-asian="Consolas" style:font-size-asian="12pt" style:font-name-complex="Consolas" style:font-size-complex="12pt"/>
    </style:style>
    <style:style style:name="P4" style:family="paragraph" style:parent-style-name="Standard">
      <style:paragraph-properties style:text-autospace="non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style:text-autospace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style:text-autospace="none"/>
      <style:text-properties fo:color="#00007f" style:font-name="Consolas" fo:font-size="12pt" fo:language="de" fo:country="DE" style:font-name-asian="Consolas" style:font-size-asian="12pt" style:font-name-complex="Consolas" style:font-size-complex="12pt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9" style:family="paragraph" style:parent-style-name="Standard">
      <style:paragraph-properties fo:padding="0.074cm" fo:border-left="none" fo:border-right="none" fo:border-top="none" fo:border-bottom="0.002cm solid #000000" style:text-autospace="none" style:join-border="false"/>
      <style:text-properties fo:color="#000000" style:font-name="Consolas" fo:font-size="12pt" fo:language="de" fo:country="DE" fo:font-weight="bold" style:font-name-asian="Consolas" style:font-size-asian="12pt" style:font-weight-asian="bold" style:font-name-complex="Consolas" style:font-size-complex="12pt" style:font-weight-complex="bold"/>
    </style:style>
    <style:style style:name="P10" style:family="paragraph" style:parent-style-name="Text_20_body">
      <style:paragraph-properties fo:padding="0.074cm" fo:border-left="none" fo:border-right="none" fo:border-top="none" fo:border-bottom="0.002cm solid #000000" style:text-autospace="none" style:join-border="fals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paragraph-properties style:text-autospace="none"/>
    </style:style>
    <style:style style:name="P14" style:family="paragraph" style:parent-style-name="Text_20_body">
      <style:paragraph-properties style:text-autospace="non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15" style:family="paragraph" style:parent-style-name="Text_20_body">
      <style:text-properties fo:color="#000000" style:font-name="Consolas" fo:font-size="12pt" fo:language="de" fo:country="DE" fo:font-weight="bold" style:font-name-asian="Consolas" style:font-size-asian="12pt" style:font-weight-asian="bold" style:font-name-complex="Consolas" style:font-size-complex="12pt" style:font-weight-complex="bold"/>
    </style:style>
    <style:style style:name="P16" style:family="paragraph" style:parent-style-name="Heading_20_2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T3" style:family="text">
      <style:text-properties fo:color="#000000" style:font-name="Consolas" fo:font-size="12pt" fo:language="de" fo:country="DE" fo:font-weight="normal" style:font-name-asian="Consolas" style:font-size-asian="12pt" style:font-weight-asian="normal" style:font-name-complex="Consolas" style:font-size-complex="12pt" style:font-weight-complex="normal"/>
    </style:style>
    <style:style style:name="T4" style:family="text">
      <style:text-properties fo:color="#007f7f" style:font-name="Consolas" fo:font-size="12pt" fo:language="de" fo:country="DE" style:font-name-asian="Consolas" style:font-size-asian="12pt" style:font-name-complex="Consolas" style:font-size-complex="12pt"/>
    </style:style>
    <style:style style:name="T5" style:family="text">
      <style:text-properties fo:color="#ff0000" style:font-name="Consolas" fo:font-size="12pt" fo:language="de" fo:country="DE" style:font-name-asian="Consolas" style:font-size-asian="12pt" style:font-name-complex="Consolas" style:font-size-complex="12pt"/>
    </style:style>
    <style:style style:name="T6" style:family="text">
      <style:text-properties fo:color="#7f007f" style:font-name="Consolas" fo:font-size="12pt" fo:language="de" fo:country="DE" style:font-name-asian="Consolas" style:font-size-asian="12pt" style:font-name-complex="Consolas" style:font-size-complex="12pt"/>
    </style:style>
    <style:style style:name="T7" style:family="text">
      <style:text-properties fo:color="#00007f" style:font-name="Consolas" fo:font-size="12pt" fo:language="de" fo:country="DE" style:font-name-asian="Consolas" style:font-size-asian="12pt" style:font-name-complex="Consolas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9f00" style:font-name="Consolas" fo:font-size="12pt" fo:language="de" fo:country="DE" style:font-name-asian="Consolas" style:font-size-asian="12pt" style:font-name-complex="Consola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g</text:h>
      <text:p text:style-name="Standard">Functions for writing into Error.log or Benchmark.log</text:p>
      <text:p text:style-name="Standard"/>
      <text:h text:style-name="Heading_20_2" text:outline-level="2">Log.LogError(Message [, Context])</text:h>
      <text:h text:style-name="Heading_20_2" text:outline-level="2">Log.LogMsg(Message, Level [, Context])</text:h>
      <text:h text:style-name="Heading_20_2" text:outline-level="2">Log.BenchmarkStart(Number)</text:h>
      <text:p text:style-name="P11">Example:</text:p>
      <text:p text:style-name="Text_20_body">see Log.LogBenchmark for example</text:p>
      <text:p text:style-name="Text_20_body"/>
      <text:h text:style-name="Heading_20_2" text:outline-level="2">Log.BenchmarkEnd(Number)</text:h>
      <text:p text:style-name="P11">Example:</text:p>
      <text:p text:style-name="Text_20_body">see Log.LogBenchmark for example</text:p>
      <text:p text:style-name="Text_20_body"/>
      <text:h text:style-name="Heading_20_2" text:outline-level="2">Log.LogBenchmark(Text, Number)</text:h>
      <text:p text:style-name="P12">Writes the time used from Log.BenchmarkStart(Number) to Log.BenchmarkEnd(Number) into the Benchmark.log</text:p>
      <text:p text:style-name="P11">Example:</text:p>
      <text:p text:style-name="P2"><text:span text:style-name="T2"><text:s text:c="2"/>Log.BenchmarkStart(</text:span><text:span text:style-name="T4">10</text:span><text:span text:style-name="T2">)</text:span></text:p>
      <text:p text:style-name="P3"><text:s text:c="2"/>-- Do something</text:p>
      <text:p text:style-name="P2"><text:span text:style-name="T2"><text:s text:c="2"/>Log.BenchmarkEnd(</text:span><text:span text:style-name="T4">10</text:span><text:span text:style-name="T2">)</text:span></text:p>
      <text:p text:style-name="P2"><text:span text:style-name="T2"><text:s text:c="2"/>Log.LogBenchmark(</text:span><text:span text:style-name="T6">"Loading Textures"</text:span><text:span text:style-name="T2">, </text:span><text:span text:style-name="T4">10</text:span><text:span text:style-name="T2">)</text:span></text:p>
      <text:p text:style-name="P3"><text:s text:c="2"/>--[[ in the Benchmark.log there is now a line like</text:p>
      <text:p text:style-name="P3"><text:s text:c="2"/>Loading Textures: 30 miliseconds </text:p>
      <text:p text:style-name="P3"><text:s text:c="2"/>--]]</text:p>
      <text:p text:style-name="P2"/>
      <text:h text:style-name="Heading_20_2" text:outline-level="2"><text:soft-page-break/>Log.LogDebug(Msg, Context)</text:h>
      <text:h text:style-name="Heading_20_2" text:outline-level="2">Log.LogInfo(Msg, Context)</text:h>
      <text:h text:style-name="Heading_20_2" text:outline-level="2">Log.LogStatus(Msg, Context)</text:h>
      <text:h text:style-name="Heading_20_2" text:outline-level="2">Log.LogWarn(Msg, Context)</text:h>
      <text:h text:style-name="Heading_20_2" text:outline-level="2">Log.LogCritical(Msg, Context)</text:h>
      <text:h text:style-name="Heading_20_2" text:outline-level="2">Log.CriticalError(Text)</text:h>
      <text:h text:style-name="Heading_20_2" text:outline-level="2">Log.SetLogLevel(Level)</text:h>
      <text:h text:style-name="Heading_20_2" text:outline-level="2">Log.GetLogLevel() <text:s text:c="3"/>: integer</text:h>
      <text:p text:style-name="P8"/>
      <text:h text:style-name="Heading_20_1" text:outline-level="1">gl</text:h>
      <text:p text:style-name="P5">Functions for drawing with OpenGL</text:p>
      <text:p text:style-name="P1"/>
      <text:p text:style-name="Standard"><text:span text:style-name="T1">Example:</text:span> </text:p>
      <text:p text:style-name="P2"><text:span text:style-name="T2"><text:s text:c="2"/>gl.Enable(</text:span><text:span text:style-name="T6">"GL_BLEND"</text:span><text:span text:style-name="T2">)</text:span></text:p>
      <text:p text:style-name="P2"><text:span text:style-name="T2"><text:s text:c="2"/>gl.Color(</text:span><text:span text:style-name="T4">1</text:span><text:span text:style-name="T2">,</text:span><text:span text:style-name="T5"> </text:span><text:span text:style-name="T4">1</text:span><text:span text:style-name="T2">,</text:span><text:span text:style-name="T5"> </text:span><text:span text:style-name="T4">1</text:span><text:span text:style-name="T2">,</text:span><text:span text:style-name="T5"> </text:span><text:span text:style-name="T4">0.1</text:span><text:span text:style-name="T2">)</text:span></text:p>
      <text:p text:style-name="P2"><text:span text:style-name="T7"><text:s text:c="2"/>for</text:span><text:span text:style-name="T5"> </text:span><text:span text:style-name="T2">i</text:span><text:span text:style-name="T5"> </text:span><text:span text:style-name="T2">=</text:span><text:span text:style-name="T5"> </text:span><text:span text:style-name="T4">1</text:span><text:span text:style-name="T2">,</text:span><text:span text:style-name="T4">10</text:span><text:span text:style-name="T5"> </text:span><text:span text:style-name="T7">do</text:span></text:p>
      <text:p text:style-name="P2"><text:span text:style-name="T5"><text:s text:c="4"/></text:span><text:span text:style-name="T2">gl.Begin(</text:span><text:span text:style-name="T6">"GL_LINE_LOOP"</text:span><text:span text:style-name="T2">)</text:span></text:p>
      <text:p text:style-name="P2"><text:span text:style-name="T5"><text:s text:c="4"/></text:span><text:span text:style-name="T2">gl.Vertex(</text:span><text:span text:style-name="T4">0</text:span><text:span text:style-name="T2">+</text:span><text:span text:style-name="T4">2</text:span><text:span text:style-name="T2">*i, <text:s text:c="2"/></text:span><text:span text:style-name="T4">0</text:span><text:span text:style-name="T2">+</text:span><text:span text:style-name="T4">2</text:span><text:span text:style-name="T2">*i)</text:span></text:p>
      <text:p text:style-name="P2"><text:span text:style-name="T5"><text:s text:c="4"/></text:span><text:span text:style-name="T2">gl.Vertex(</text:span><text:span text:style-name="T4">0</text:span><text:span text:style-name="T2">+</text:span><text:span text:style-name="T4">2</text:span><text:span text:style-name="T2">*i, <text:s/></text:span><text:span text:style-name="T5"><text:s/></text:span><text:span text:style-name="T4">600</text:span><text:span text:style-name="T2">-</text:span><text:span text:style-name="T4">2</text:span><text:span text:style-name="T2">*i)</text:span></text:p>
      <text:p text:style-name="P2"><text:span text:style-name="T5"><text:s text:c="4"/></text:span><text:span text:style-name="T2">gl.Vertex(</text:span><text:span text:style-name="T4">800</text:span><text:span text:style-name="T2">-</text:span><text:span text:style-name="T4">2</text:span><text:span text:style-name="T2">*i,</text:span><text:span text:style-name="T5"> </text:span><text:span text:style-name="T4">600</text:span><text:span text:style-name="T2">-</text:span><text:span text:style-name="T4">2</text:span><text:span text:style-name="T2">*i)</text:span></text:p>
      <text:p text:style-name="P2"><text:span text:style-name="T5"><text:s text:c="4"/></text:span><text:span text:style-name="T2">gl.Vertex(</text:span><text:span text:style-name="T4">800</text:span><text:span text:style-name="T2">-</text:span><text:span text:style-name="T4">2</text:span><text:span text:style-name="T2">*i, </text:span><text:span text:style-name="T4">0</text:span><text:span text:style-name="T2">+</text:span><text:span text:style-name="T4">2</text:span><text:span text:style-name="T2">*i)</text:span></text:p>
      <text:p text:style-name="P2"><text:span text:style-name="T5"><text:s text:c="4"/></text:span><text:span text:style-name="T2">gl.End()</text:span></text:p>
      <text:p text:style-name="P7"><text:s text:c="2"/>end</text:p>
      <text:p text:style-name="P2"><text:span text:style-name="T2"><text:s text:c="2"/>gl.Disable(</text:span><text:span text:style-name="T6">"GL_BLEND"</text:span><text:span text:style-name="T2">)</text:span></text:p>
      <text:p text:style-name="P4"/>
      <text:h text:style-name="Heading_20_2" text:outline-level="2">gl.Begin(EnumString)</text:h>
      <text:p text:style-name="Standard"><text:span text:style-name="T1">Example:</text:span> </text:p>
      <text:p text:style-name="Standard"><text:span text:style-name="T2"><text:s text:c="2"/>gl.Begin(</text:span><text:span text:style-name="T6">"GL_LINE_LOOP"</text:span><text:span text:style-name="T2">)</text:span></text:p>
      <text:p text:style-name="Standard"/>
      <text:h text:style-name="P16" text:outline-level="2">gl.BindTexture(EnumString, Texturenumber)</text:h>
      <text:p text:style-name="Standard"><text:span text:style-name="T1">Example:</text:span> </text:p>
      <text:p text:style-name="Standard"><text:span text:style-name="T2"><text:s text:c="2"/>gl.BindTexture(</text:span><text:span text:style-name="T6">"GL_GL_TEXTURE_2D"</text:span><text:span text:style-name="T3">, Tex.Num</text:span><text:span text:style-name="T2">)</text:span></text:p>
      <text:p text:style-name="Standard"/>
      <text:h text:style-name="P16" text:outline-level="2">gl.BlendFunc(EnumString, EnumString)</text:h>
      <text:p text:style-name="Standard"><text:span text:style-name="T1">Example:</text:span> </text:p>
      <text:p text:style-name="Standard"><text:soft-page-break/><text:span text:style-name="T2"><text:s text:c="2"/>gl.BlendFunc(</text:span><text:span text:style-name="T6">"GL_SRC_ALPHA"</text:span><text:span text:style-name="T3">, </text:span><text:span text:style-name="T6">"GL_ONE_MINUS_SRC_ALPHA"</text:span><text:span text:style-name="T2">)</text:span></text:p>
      <text:p text:style-name="Standard"/>
      <text:h text:style-name="Heading_20_2" text:outline-level="2">gl.Clear(EnumStringField)</text:h>
      <text:p text:style-name="P11">Example:</text:p>
      <text:p text:style-name="P5"><text:span text:style-name="T2"><text:s text:c="2"/>gl.Clear(</text:span><text:span text:style-name="T6">"GL_COLOR_BUFFER_BIT,GL_DEPTH_BUFFER_BIT"</text:span><text:span text:style-name="T2">)</text:span></text:p>
      <text:p text:style-name="P12"/>
      <text:h text:style-name="Heading_20_2" text:outline-level="2">gl.ClearAccum(R, G, B, A)</text:h>
      <text:p text:style-name="P11">Example:</text:p>
      <text:p text:style-name="P5"><text:span text:style-name="T2"><text:s text:c="2"/>gl.ClearAccum(</text:span><text:span text:style-name="T4">1.0</text:span><text:span text:style-name="T2">, </text:span><text:span text:style-name="T4">1.0</text:span><text:span text:style-name="T2">, </text:span><text:span text:style-name="T4">1.0</text:span><text:span text:style-name="T2">, </text:span><text:span text:style-name="T4">1.0</text:span><text:span text:style-name="T2">)</text:span></text:p>
      <text:p text:style-name="P12"/>
      <text:h text:style-name="Heading_20_2" text:outline-level="2">gl.ClearColor(R, G, B, A)</text:h>
      <text:p text:style-name="P11">Example:</text:p>
      <text:p text:style-name="P5"><text:span text:style-name="T2"><text:s text:c="2"/>gl.ClearColor(</text:span><text:span text:style-name="T4">1.0</text:span><text:span text:style-name="T2">, </text:span><text:span text:style-name="T4">1.0</text:span><text:span text:style-name="T2">, </text:span><text:span text:style-name="T4">1.0</text:span><text:span text:style-name="T2">, </text:span><text:span text:style-name="T4">1.0</text:span><text:span text:style-name="T2">)</text:span></text:p>
      <text:p text:style-name="P12"/>
      <text:h text:style-name="Heading_20_2" text:outline-level="2">gl.Color(ColorArray)</text:h>
      <text:p text:style-name="P1">Example:</text:p>
      <text:p text:style-name="P2"><text:span text:style-name="T2"><text:s text:c="2"/>col</text:span><text:span text:style-name="T5"> </text:span><text:span text:style-name="T2">=</text:span><text:span text:style-name="T5"> </text:span><text:span text:style-name="T2">{</text:span><text:span text:style-name="T4">1.0</text:span><text:span text:style-name="T2">,</text:span><text:span text:style-name="T4">0.5</text:span><text:span text:style-name="T2">,</text:span><text:span text:style-name="T4">0.0</text:span><text:span text:style-name="T2">}</text:span></text:p>
      <text:p text:style-name="P4"><text:s text:c="2"/>gl.Color(col)</text:p>
      <text:p text:style-name="P4"/>
      <text:h text:style-name="Heading_20_2" text:outline-level="2">gl.Color(R, G, B [, A])</text:h>
      <text:p text:style-name="P11">Example:</text:p>
      <text:p text:style-name="P5"><text:span text:style-name="T2"><text:s text:c="2"/>gl.Color</text:span><text:span text:style-name="T2">(</text:span><text:span text:style-name="T4">1.0</text:span><text:span text:style-name="T2">,</text:span><text:span text:style-name="T4">0.5</text:span><text:span text:style-name="T2">,</text:span><text:span text:style-name="T4">0.0</text:span><text:span text:style-name="T2">)</text:span></text:p>
      <text:p text:style-name="P12"/>
      <text:h text:style-name="Heading_20_2" text:outline-level="2">gl.CullFace(EnumString)</text:h>
      <text:p text:style-name="P11">Example:</text:p>
      <text:p text:style-name="P13"><text:span text:style-name="T2"><text:s text:c="2"/>gl.CullFace(</text:span><text:span text:style-name="T6">"GL_FRONT"</text:span><text:span text:style-name="T2">)</text:span></text:p>
      <text:p text:style-name="Text_20_body"/>
      <text:h text:style-name="Heading_20_2" text:outline-level="2">gl.DepthFunc(EnumString)</text:h>
      <text:p text:style-name="P11">Example:</text:p>
      <text:p text:style-name="Text_20_body"><text:span text:style-name="T2"><text:s text:c="2"/>gl.DepthFunc(</text:span><text:span text:style-name="T6">"GL_LEQUAL"</text:span><text:span text:style-name="T2">)</text:span></text:p>
      <text:p text:style-name="Text_20_body"/>
      <text:h text:style-name="Heading_20_2" text:outline-level="2">gl.DepthRange(Near, Far)</text:h>
      <text:p text:style-name="P11">Example:</text:p>
      <text:p text:style-name="P13"><text:span text:style-name="T2"><text:s text:c="2"/>gl.DepthRange(</text:span><text:span text:style-name="T4">0</text:span><text:span text:style-name="T2">,</text:span><text:span text:style-name="T5"> </text:span><text:span text:style-name="T4">10</text:span><text:span text:style-name="T2">)</text:span></text:p>
      <text:p text:style-name="P4"><text:soft-page-break/></text:p>
      <text:h text:style-name="Heading_20_2" text:outline-level="2">gl.Disable(EnumString)</text:h>
      <text:p text:style-name="P11">Example:</text:p>
      <text:p text:style-name="P13"><text:span text:style-name="T2"><text:s text:c="2"/>gl.Disable(</text:span><text:span text:style-name="T6">"GL_BLEND"</text:span><text:span text:style-name="T2">)</text:span></text:p>
      <text:p text:style-name="Text_20_body"/>
      <text:h text:style-name="Heading_20_2" text:outline-level="2">gl.DisableClientState(EnumString)</text:h>
      <text:p text:style-name="P11">Example:</text:p>
      <text:p text:style-name="P13"><text:span text:style-name="T2"><text:s text:c="2"/>gl.DisableClientState(</text:span><text:span text:style-name="T6">"GL_COLOR_ARRAY"</text:span><text:span text:style-name="T2">)</text:span></text:p>
      <text:p text:style-name="Text_20_body"/>
      <text:h text:style-name="Heading_20_2" text:outline-level="2">gl.DrawBuffer(EnumString)</text:h>
      <text:p text:style-name="P11">Example:</text:p>
      <text:p text:style-name="P4"><text:s text:c="2"/>gl.</text:p>
      <text:p text:style-name="P4"/>
      <text:h text:style-name="Heading_20_2" text:outline-level="2">gl.Enable(EnumString)</text:h>
      <text:p text:style-name="P11">Example:</text:p>
      <text:p text:style-name="P13"><text:span text:style-name="T2"><text:s text:c="2"/>gl.Enable(</text:span><text:span text:style-name="T6">"GL_BLEND"</text:span><text:span text:style-name="T2">)</text:span></text:p>
      <text:p text:style-name="Text_20_body"/>
      <text:h text:style-name="Heading_20_2" text:outline-level="2">gl.EnableClientState(EnumString)</text:h>
      <text:p text:style-name="P11">Example:</text:p>
      <text:p text:style-name="P13"><text:span text:style-name="T2"><text:s text:c="2"/>gl.EnableClientState(</text:span><text:span text:style-name="T6">"GL_COLOR_ARRAY"</text:span><text:span text:style-name="T2">)</text:span></text:p>
      <text:p text:style-name="P13"/>
      <text:h text:style-name="Heading_20_2" text:outline-level="2">gl.End()</text:h>
      <text:p text:style-name="P11">Example:</text:p>
      <text:p text:style-name="P13"><text:span text:style-name="T2"><text:s text:c="2"/>gl.End(</text:span><text:span text:style-name="T2">)</text:span></text:p>
      <text:p text:style-name="Text_20_body"/>
      <text:h text:style-name="Heading_20_2" text:outline-level="2">gl.EndList()</text:h>
      <text:p text:style-name="P11">Example:</text:p>
      <text:p text:style-name="P14"><text:s text:c="2"/>gl.End()</text:p>
      <text:p text:style-name="P14"/>
      <text:h text:style-name="Heading_20_2" text:outline-level="2">gl.Finish()</text:h>
      <text:p text:style-name="P11">Example:</text:p>
      <text:p text:style-name="P13"><text:span text:style-name="T2"><text:s text:c="2"/>gl.Finish(</text:span><text:span text:style-name="T2">)</text:span></text:p>
      <text:p text:style-name="Text_20_body"><text:soft-page-break/></text:p>
      <text:h text:style-name="Heading_20_2" text:outline-level="2">gl.Flush()</text:h>
      <text:p text:style-name="P11">Example:</text:p>
      <text:p text:style-name="P14"><text:s text:c="2"/>gl.Flush()</text:p>
      <text:p text:style-name="Text_20_body"/>
      <text:h text:style-name="Heading_20_2" text:outline-level="2">gl.FrontFace(EnumString)</text:h>
      <text:p text:style-name="P11">Example:</text:p>
      <text:p text:style-name="P4"><text:s text:c="2"/>gl.</text:p>
      <text:p text:style-name="P4"/>
      <text:h text:style-name="Heading_20_2" text:outline-level="2">gl.InitNames()</text:h>
      <text:p text:style-name="P11">Example:</text:p>
      <text:p text:style-name="P14"><text:s text:c="2"/>gl.InitNames()</text:p>
      <text:p text:style-name="Text_20_body"/>
      <text:h text:style-name="Heading_20_2" text:outline-level="2">gl.LoadIdentity()</text:h>
      <text:p text:style-name="P11">Example:</text:p>
      <text:p text:style-name="P14"><text:s text:c="2"/>gl.LoadIdentity()</text:p>
      <text:p text:style-name="Text_20_body"/>
      <text:h text:style-name="Heading_20_2" text:outline-level="2">gl.LogicOp(EnumString)</text:h>
      <text:p text:style-name="P11">Example:</text:p>
      <text:p text:style-name="P4"><text:s text:c="2"/>gl.</text:p>
      <text:p text:style-name="P4"/>
      <text:h text:style-name="Heading_20_2" text:outline-level="2">gl.MatrixMode(EnumString)</text:h>
      <text:p text:style-name="P11">Example:</text:p>
      <text:p text:style-name="P4"><text:s text:c="2"/>gl.</text:p>
      <text:p text:style-name="P4"/>
      <text:h text:style-name="Heading_20_2" text:outline-level="2">gl.Ortho(Left, Right, Bottom, Top, Near, Far)</text:h>
      <text:p text:style-name="P11">Example:</text:p>
      <text:p text:style-name="P2"><text:span text:style-name="T2"><text:s text:c="2"/>gl.Ortho(</text:span><text:span text:style-name="T4">0.0</text:span><text:span text:style-name="T2">, </text:span><text:span text:style-name="T4">800.0</text:span><text:span text:style-name="T2">, </text:span><text:span text:style-name="T4">600.0</text:span><text:span text:style-name="T2">, </text:span><text:span text:style-name="T4">0.0</text:span><text:span text:style-name="T2">, </text:span><text:span text:style-name="T4">-1.0</text:span><text:span text:style-name="T2">, </text:span><text:span text:style-name="T4">100.0</text:span><text:span text:style-name="T2">)</text:span></text:p>
      <text:p text:style-name="P4"/>
      <text:h text:style-name="Heading_20_2" text:outline-level="2">gl.PopAttrib()</text:h>
      <text:p text:style-name="P11">Example:</text:p>
      <text:p text:style-name="P4"><text:s text:c="2"/>gl.</text:p>
      <text:p text:style-name="P4"/>
      <text:h text:style-name="Heading_20_2" text:outline-level="2"><text:soft-page-break/>gl.PopClientAttrib()</text:h>
      <text:p text:style-name="P11">Example:</text:p>
      <text:p text:style-name="P13"><text:span text:style-name="T2"><text:s text:c="2"/>gl.PopClientAttrib(</text:span><text:span text:style-name="T2">)</text:span></text:p>
      <text:p text:style-name="Text_20_body"/>
      <text:h text:style-name="Heading_20_2" text:outline-level="2">gl.PopMatrix()</text:h>
      <text:p text:style-name="P11">Example:</text:p>
      <text:p text:style-name="P14"><text:s text:c="2"/>gl.PopMatrix()</text:p>
      <text:p text:style-name="Text_20_body"/>
      <text:h text:style-name="Heading_20_2" text:outline-level="2">gl.PopName()</text:h>
      <text:p text:style-name="P11">Example:</text:p>
      <text:p text:style-name="P14"><text:s text:c="2"/>gl.PopName()</text:p>
      <text:p text:style-name="Text_20_body"/>
      <text:h text:style-name="Heading_20_2" text:outline-level="2">gl.PushMatrix()</text:h>
      <text:p text:style-name="P11">Example:</text:p>
      <text:p text:style-name="P14"><text:s text:c="2"/>gl.PushMatrix()</text:p>
      <text:p text:style-name="Text_20_body"/>
      <text:h text:style-name="Heading_20_2" text:outline-level="2">gl.RasterPos(X, Y[, Z[, W]])</text:h>
      <text:p text:style-name="P12">Sets the rasterposition for pixel operations.</text:p>
      <text:p text:style-name="P11">Example:</text:p>
      <text:p text:style-name="P4"><text:s text:c="2"/>gl.</text:p>
      <text:p text:style-name="P4"/>
      <text:h text:style-name="Heading_20_2" text:outline-level="2">gl.ReadBuffer(EnumString)</text:h>
      <text:p text:style-name="P11">Example:</text:p>
      <text:p text:style-name="P2"><text:span text:style-name="T2"><text:s text:c="2"/>gl.Begin(</text:span><text:span text:style-name="T6">"GL_FRONT"</text:span><text:span text:style-name="T2">)</text:span></text:p>
      <text:p text:style-name="P4"/>
      <text:h text:style-name="Heading_20_2" text:outline-level="2">gl.Rect(PosArray,PosArray)</text:h>
      <text:p text:style-name="P12">Draws a Rectangle.</text:p>
      <text:p text:style-name="P11">Example:</text:p>
      <text:p text:style-name="P13"><text:span text:style-name="T2"><text:s text:c="2"/>gl.Rect({</text:span><text:span text:style-name="T4">0</text:span><text:span text:style-name="T2">+</text:span><text:span text:style-name="T4">2</text:span><text:span text:style-name="T2">*i,</text:span><text:span text:style-name="T5"> </text:span><text:span text:style-name="T4">0</text:span><text:span text:style-name="T2">+</text:span><text:span text:style-name="T4">2</text:span><text:span text:style-name="T2">*i},</text:span><text:span text:style-name="T5"> </text:span><text:span text:style-name="T2">{</text:span><text:span text:style-name="T4">800</text:span><text:span text:style-name="T2">-</text:span><text:span text:style-name="T4">2</text:span><text:span text:style-name="T2">*i,</text:span><text:span text:style-name="T5"> </text:span><text:span text:style-name="T4">600</text:span><text:span text:style-name="T2">-</text:span><text:span text:style-name="T4">2</text:span><text:span text:style-name="T2">*i})</text:span></text:p>
      <text:p text:style-name="P14"/>
      <text:h text:style-name="Heading_20_2" text:outline-level="2">gl.Rect(X1, Y1, X2, Y2)</text:h>
      <text:p text:style-name="P12">Draws a Rectangle.</text:p>
      <text:p text:style-name="P11">Example:</text:p>
      <text:p text:style-name="P13"><text:soft-page-break/><text:span text:style-name="T2"><text:s text:c="2"/>gl.Rect(</text:span><text:span text:style-name="T4">0</text:span><text:span text:style-name="T2">,</text:span><text:span text:style-name="T5"> </text:span><text:span text:style-name="T4">0</text:span><text:span text:style-name="T2">,</text:span><text:span text:style-name="T5"> </text:span><text:span text:style-name="T4">800</text:span><text:span text:style-name="T2">,</text:span><text:span text:style-name="T5"> </text:span><text:span text:style-name="T4">600</text:span><text:span text:style-name="T2">)</text:span></text:p>
      <text:p text:style-name="P3"><text:s text:c="2"/>-- does the same as</text:p>
      <text:p text:style-name="P2"><text:span text:style-name="T2"><text:s text:c="2"/>gl.Begin(</text:span><text:span text:style-name="T6">"GL_POLYGON"</text:span><text:span text:style-name="T2">)</text:span></text:p>
      <text:p text:style-name="P2"><text:span text:style-name="T2"><text:s text:c="2"/>gl.Vertex(</text:span><text:span text:style-name="T4">0</text:span><text:span text:style-name="T2">,</text:span><text:span text:style-name="T5"> </text:span><text:span text:style-name="T4">0</text:span><text:span text:style-name="T2">)</text:span></text:p>
      <text:p text:style-name="P2"><text:span text:style-name="T2"><text:s text:c="2"/>gl.Vertex(</text:span><text:span text:style-name="T4">0</text:span><text:span text:style-name="T2">,</text:span><text:span text:style-name="T5"> </text:span><text:span text:style-name="T4">600</text:span><text:span text:style-name="T2">)</text:span></text:p>
      <text:p text:style-name="P2"><text:span text:style-name="T2"><text:s text:c="2"/>gl.Vertex(</text:span><text:span text:style-name="T4">800</text:span><text:span text:style-name="T2">,</text:span><text:span text:style-name="T5"> </text:span><text:span text:style-name="T4">600</text:span><text:span text:style-name="T2">)</text:span></text:p>
      <text:p text:style-name="P2"><text:span text:style-name="T2"><text:s text:c="2"/>gl.Vertex(</text:span><text:span text:style-name="T4">800</text:span><text:span text:style-name="T2">,</text:span><text:span text:style-name="T5"> </text:span><text:span text:style-name="T4">0</text:span><text:span text:style-name="T2">)</text:span></text:p>
      <text:p text:style-name="P4"><text:s text:c="2"/>gl.End()</text:p>
      <text:p text:style-name="P4"/>
      <text:h text:style-name="Heading_20_2" text:outline-level="2">gl.Rotate(Angle, X, Y, Z)</text:h>
      <text:p text:style-name="P11">Example:</text:p>
      <text:p text:style-name="P4"><text:s text:c="2"/>gl.</text:p>
      <text:p text:style-name="P4"/>
      <text:h text:style-name="Heading_20_2" text:outline-level="2">gl.Scale(X, Y, Z)</text:h>
      <text:p text:style-name="P11">Example:</text:p>
      <text:p text:style-name="P2"><text:span text:style-name="T2"><text:s text:c="2"/>gl.Scale(</text:span><text:span text:style-name="T4">1</text:span><text:span text:style-name="T2">, </text:span><text:span text:style-name="T4">-1</text:span><text:span text:style-name="T2">, </text:span><text:span text:style-name="T4">1</text:span><text:span text:style-name="T2">)</text:span></text:p>
      <text:p text:style-name="P4"/>
      <text:h text:style-name="Heading_20_2" text:outline-level="2">gl.ShadeModel(EnumString)</text:h>
      <text:p text:style-name="P11">Example:</text:p>
      <text:p text:style-name="P4"><text:s text:c="2"/>gl.</text:p>
      <text:p text:style-name="P4"/>
      <text:h text:style-name="Heading_20_2" text:outline-level="2">gl.TexCoord(PosArray)</text:h>
      <text:p text:style-name="P11">Example:</text:p>
      <text:p text:style-name="P4"><text:s text:c="2"/>gl.</text:p>
      <text:p text:style-name="P4"/>
      <text:h text:style-name="Heading_20_2" text:outline-level="2">gl.TexCoord(S [, T [, R [, Q]]])</text:h>
      <text:p text:style-name="P11">Example:</text:p>
      <text:p text:style-name="P4"><text:s text:c="2"/>gl.</text:p>
      <text:p text:style-name="P4"/>
      <text:h text:style-name="Heading_20_2" text:outline-level="2">gl.Translate(X, Y, Z)</text:h>
      <text:p text:style-name="P11">Example:</text:p>
      <text:p text:style-name="P2"><text:span text:style-name="T2"><text:s text:c="2"/>gl.Translate(</text:span><text:span text:style-name="T4">1</text:span><text:span text:style-name="T2">, </text:span><text:span text:style-name="T4">-1</text:span><text:span text:style-name="T2">, </text:span><text:span text:style-name="T4">1</text:span><text:span text:style-name="T2">)</text:span></text:p>
      <text:p text:style-name="P4"/>
      <text:h text:style-name="Heading_20_2" text:outline-level="2">gl.Vertex(PosArray)</text:h>
      <text:p text:style-name="P11">Example:</text:p>
      <text:p text:style-name="P2"><text:span text:style-name="T2"><text:s text:c="2"/>vert</text:span><text:span text:style-name="T5"> </text:span><text:span text:style-name="T2">=</text:span><text:span text:style-name="T5"> </text:span><text:span text:style-name="T2">{</text:span><text:span text:style-name="T4">10.0</text:span><text:span text:style-name="T2">, </text:span><text:span text:style-name="T4">100.0</text:span><text:span text:style-name="T2">, </text:span><text:span text:style-name="T4">2.0</text:span><text:span text:style-name="T2">}</text:span></text:p>
      <text:p text:style-name="P4"><text:s text:c="2"/>gl.Vertex(vert)</text:p>
      <text:p text:style-name="P4"/>
      <text:h text:style-name="Heading_20_2" text:outline-level="2"><text:soft-page-break/>gl.Vertex(X, Y [, Z [, W]])</text:h>
      <text:p text:style-name="P11">Example:</text:p>
      <text:p text:style-name="P2"><text:span text:style-name="T2"><text:s text:c="2"/>gl.Vertex(</text:span><text:span text:style-name="T4">10.0</text:span><text:span text:style-name="T2">, </text:span><text:span text:style-name="T4">20.0</text:span><text:span text:style-name="T2">)</text:span></text:p>
      <text:p text:style-name="P2"><text:span text:style-name="T2"><text:s text:c="2"/>gl.Vertex(</text:span><text:span text:style-name="T4">100</text:span><text:span text:style-name="T2">, </text:span><text:span text:style-name="T4">20</text:span><text:span text:style-name="T2">, </text:span><text:span text:style-name="T4">10</text:span><text:span text:style-name="T2">, </text:span><text:span text:style-name="T4">1</text:span><text:span text:style-name="T2">)</text:span></text:p>
      <text:p text:style-name="P4"/>
      <text:h text:style-name="Heading_20_2" text:outline-level="2">gl.Viewport(PosArray,SizeArray)</text:h>
      <text:p text:style-name="P12">Defines the Viewport.</text:p>
      <text:p text:style-name="P11">Example:</text:p>
      <text:p text:style-name="P13"><text:span text:style-name="T2"><text:s text:c="2"/>gl.Viewport({</text:span><text:span text:style-name="T4">0</text:span><text:span text:style-name="T2">,</text:span><text:span text:style-name="T5"> </text:span><text:span text:style-name="T4">0</text:span><text:span text:style-name="T2">},</text:span><text:span text:style-name="T5"> </text:span><text:span text:style-name="T2">{</text:span><text:span text:style-name="T4">800</text:span><text:span text:style-name="T2">,</text:span><text:span text:style-name="T5"> </text:span><text:span text:style-name="T4">600</text:span><text:span text:style-name="T2">})</text:span></text:p>
      <text:p text:style-name="P14"/>
      <text:h text:style-name="Heading_20_2" text:outline-level="2">gl.Viewport(X, Y, width, height)</text:h>
      <text:p text:style-name="P12">Defines the Viewport.</text:p>
      <text:p text:style-name="P11">Example:</text:p>
      <text:p text:style-name="P13"><text:span text:style-name="T2"><text:s text:c="2"/>gl.Viewport(</text:span><text:span text:style-name="T4">0</text:span><text:span text:style-name="T2">,</text:span><text:span text:style-name="T5"> </text:span><text:span text:style-name="T4">0</text:span><text:span text:style-name="T2">,</text:span><text:span text:style-name="T5"> </text:span><text:span text:style-name="T4">800</text:span><text:span text:style-name="T2">,</text:span><text:span text:style-name="T5"> </text:span><text:span text:style-name="T4">600</text:span><text:span text:style-name="T2">)</text:span></text:p>
      <text:p text:style-name="P10"/>
      <text:h text:style-name="Heading_20_1" text:outline-level="1">TextGL</text:h>
      <text:p text:style-name="P5">Functions for printing text</text:p>
      <text:p text:style-name="P10"/>
      <text:h text:style-name="Heading_20_1" text:outline-level="1">Texture</text:h>
      <text:p text:style-name="P5">Functions for loading Textures</text:p>
      <text:p text:style-name="P9"/>
      <text:p text:style-name="P15"/>
      <text:h text:style-name="Heading_20_1" text:outline-level="1">Party</text:h>
      <text:p text:style-name="P5">Functions and Variables in Party are only available when the Partymode in the USDX Main menu is selected.</text:p>
      <text:p text:style-name="P5">Scripts in Partymode run in their own Lua Environment.</text:p>
      <text:p text:style-name="P5"/>
      <text:h text:style-name="Heading_20_2" text:outline-level="2">InitPartyMode()</text:h>
      <text:p text:style-name="P5">After the Playernames and Teamnames have been set, the Partymode reads all *.lua-files under Scripts\Party, and executes InitPartyMode().</text:p>
      <text:p text:style-name="P5">The function InitPartyMode() must return <text:span text:style-name="T7">true</text:span> to be added to the list of PartyModi.</text:p>
      <text:p text:style-name="P5"/>
      <text:p text:style-name="P11">Example:</text:p>
      <text:p text:style-name="P6"><text:span text:style-name="T5"><text:s text:c="2"/></text:span><text:span text:style-name="T9">-- only use this PartyMode when it is christmas eve</text:span></text:p>
      <text:p text:style-name="P2"><text:span text:style-name="T5"><text:s text:c="2"/></text:span><text:span text:style-name="T7">local</text:span><text:span text:style-name="T5"> </text:span><text:span text:style-name="T7">date</text:span><text:span text:style-name="T5"> </text:span><text:span text:style-name="T2">=</text:span><text:span text:style-name="T5"> </text:span><text:span text:style-name="T7">os.date</text:span><text:span text:style-name="T2">(</text:span><text:span text:style-name="T6">"*t"</text:span><text:span text:style-name="T2">)</text:span></text:p>
      <text:p text:style-name="P2"><text:span text:style-name="T5"><text:s text:c="2"/></text:span><text:span text:style-name="T7">if</text:span><text:span text:style-name="T5"> </text:span><text:span text:style-name="T2">(date.month</text:span><text:span text:style-name="T5"> </text:span><text:span text:style-name="T2">==</text:span><text:span text:style-name="T5"> </text:span><text:span text:style-name="T4">12</text:span><text:span text:style-name="T2">)</text:span><text:span text:style-name="T5"> </text:span><text:span text:style-name="T7">and</text:span><text:span text:style-name="T5"> </text:span><text:span text:style-name="T2">(date.day</text:span><text:span text:style-name="T5"> </text:span><text:span text:style-name="T2">==</text:span><text:span text:style-name="T5"> </text:span><text:span text:style-name="T4">24</text:span><text:span text:style-name="T2">)</text:span><text:span text:style-name="T5"> </text:span><text:span text:style-name="T7">then</text:span></text:p>
      <text:p text:style-name="P2"><text:soft-page-break/><text:span text:style-name="T5"><text:s text:c="4"/></text:span><text:span text:style-name="T7">return</text:span><text:span text:style-name="T5"> </text:span><text:span text:style-name="T7">true</text:span></text:p>
      <text:p text:style-name="P2"><text:span text:style-name="T5"><text:s text:c="2"/></text:span><text:span text:style-name="T7">else</text:span></text:p>
      <text:p text:style-name="P2"><text:span text:style-name="T5"><text:s text:c="4"/></text:span><text:span text:style-name="T7">return</text:span><text:span text:style-name="T5"> </text:span><text:span text:style-name="T7">false</text:span></text:p>
      <text:p text:style-name="P2"><text:span text:style-name="T5"><text:s text:c="2"/></text:span><text:span text:style-name="T7">end</text:span></text:p>
      <text:p text:style-name="P5"/>
      <text:p text:style-name="P5">InitPartyMode() must set some variables:</text:p>
      <text:p text:style-name="P1">Party.Mode.Name<text:span text:style-name="T8"> is the name of the Partymode. If this is a string, it will be translated if possible. The string should only be 32 chars long. It can also be a table with different Strings for different Languages. See Until5000.lua for an example. The name is shown in the Roundlist</text:span></text:p>
      <text:p text:style-name="P1">Party.Mode.Description<text:span text:style-name="T8"> is the description of the Partymode. This will be translated, see Party.Mode.Name. The description should only use 64 chars.</text:span></text:p>
      <text:p text:style-name="P5">If these are not set, the PartyMode will be not added to the list, even if InitPartyMode() returns <text:span text:style-name="T7">true</text:span>.</text:p>
      <text:p text:style-name="P5"/>
      <text:p text:style-name="P5">There are variables which can be optionally (they have default values) set. If they don't match the settings, the PartyMode will not be added to the List. The variables are:</text:p>
      <text:p text:style-name="P5"><text:span text:style-name="T1">Party.Mode.MinTeams</text:span> How many teams there must be minimal (default <text:span text:style-name="T4">2</text:span>)</text:p>
      <text:p text:style-name="P5"><text:span text:style-name="T1">Party.Mode.MaxTeams</text:span> How many teams there must be maximum (default <text:span text:style-name="T4">3</text:span>)</text:p>
      <text:p text:style-name="P5"><text:span text:style-name="T1">Party.Mode.MinTeamPlayers</text:span> How many players there must be in each team min. (default <text:span text:style-name="T4">1</text:span>).</text:p>
      <text:p text:style-name="P5"><text:span text:style-name="T1">Party.Mode.MaxTeamPlayers</text:span> How many players there must be in each team max. (default <text:span text:style-name="T4">4</text:span>).</text:p>
      <text:p text:style-name="P5"><text:span text:style-name="T1">Party.Mode.ForceDuet</text:span> Set to <text:span text:style-name="T7">true</text:span>, if the song must be a duet (default <text:span text:style-name="T7">false</text:span>) </text:p>
      <text:p text:style-name="P5"><text:span text:style-name="T1">Party.Mode.NoDuet</text:span> Set to <text:span text:style-name="T7">true</text:span>, if the song must not be a duet (default <text:span text:style-name="T7">false</text:span>) </text:p>
      <text:p text:style-name="P5">If ForceDuet <text:span text:style-name="T1">and</text:span> NoDuet are set to <text:span text:style-name="T7">true</text:span>, all songs are loaded.</text:p>
      <text:p text:style-name="P1"/>
      <text:p text:style-name="P5">More variables which can optionally be set. If these are not set, it doesn't matter. It doesn't affect gameplay nor adding of the script to the list.</text:p>
      <text:p text:style-name="P1">Party.Mode.Author<text:span text:style-name="T8"> is the name of the author of the Partymode.</text:span></text:p>
      <text:p text:style-name="P1">Party.Mode.AuthorEmail<text:span text:style-name="T8"> is the eMail-Adress of the author of the Partymode.</text:span></text:p>
      <text:p text:style-name="P1">Party.Mode.Creator<text:span text:style-name="T8"> is the name of the author of the Partymode.</text:span></text:p>
      <text:p text:style-name="P1">Party.Mode.Homepage<text:span text:style-name="T8"> of the Partymode or the author.</text:span></text:p>
      <text:p text:style-name="P1">Party.Mode.Version<text:span text:style-name="T8"> usefull for updates. String</text:span></text:p>
      <text:p text:style-name="P5"/>
      <text:p text:style-name="P5">For each round there is one PartyMode randomly selected from the list of available PartyModi.</text:p>
      <text:p text:style-name="P5">When the round starts, InitPartyMode() is called again (because it is in a new lua environment). </text:p>
      <text:p text:style-name="P5"/>
      <text:h text:style-name="Heading_20_2" text:outline-level="2">Draw()</text:h>
      <text:p text:style-name="P5">The SingScreen draws lines, notes etc (if enabled in InitPartyMode), then Draw() is called.</text:p>
      <text:p text:style-name="P5"/>
      <text:p text:style-name="P5">In Draw() the script can for example draw additional things onto the screen (with the gl-Functions described in this document), and calculate the end of the Round. If the Draw() returns <text:span text:style-name="T7">true</text:span>, the Round continues, otherwise it ends.</text:p>
      <text:p text:style-name="P5"/>
      <text:h text:style-name="Heading_20_2" text:outline-level="2">Finish()</text:h>
      <text:p text:style-name="P5">If the Round ends, Finish() is called.</text:p>
      <text:p text:style-name="P5">Finish() can calculate from the Teamscores who wins the Round. It must return the winners in a array.</text:p>
      <text:p text:style-name="P5"/>
      <text:p text:style-name="P11">Example:</text:p>
      <text:p text:style-name="P2"><text:span text:style-name="T7">function</text:span><text:span text:style-name="T5"> </text:span><text:span text:style-name="T2">Finish()</text:span></text:p>
      <text:p text:style-name="P2"><text:soft-page-break/><text:span text:style-name="T5"><text:s text:c="2"/></text:span><text:span text:style-name="T7">local</text:span><text:span text:style-name="T5"> </text:span><text:span text:style-name="T2">i</text:span></text:p>
      <text:p text:style-name="P2"><text:span text:style-name="T5"><text:s text:c="2"/></text:span><text:span text:style-name="T7">local</text:span><text:span text:style-name="T5"> </text:span><text:span text:style-name="T2">winners={}</text:span></text:p>
      <text:p text:style-name="P2"><text:span text:style-name="T5"><text:s text:c="2"/></text:span><text:span text:style-name="T7">for</text:span><text:span text:style-name="T5"> </text:span><text:span text:style-name="T2">i=</text:span><text:span text:style-name="T4">0</text:span><text:span text:style-name="T2">,Party.Teams-</text:span><text:span text:style-name="T4">1</text:span><text:span text:style-name="T5"> </text:span><text:span text:style-name="T7">do</text:span></text:p>
      <text:p text:style-name="P2"><text:span text:style-name="T5"><text:s text:c="4"/></text:span><text:span text:style-name="T7">if</text:span><text:span text:style-name="T5"> </text:span><text:span text:style-name="T2">Party.Team[i].Score</text:span><text:span text:style-name="T5"> </text:span><text:span text:style-name="T2">&gt;=</text:span><text:span text:style-name="T5"> </text:span><text:span text:style-name="T4">5000</text:span><text:span text:style-name="T5"> </text:span><text:span text:style-name="T7">then</text:span></text:p>
      <text:p text:style-name="P2"><text:span text:style-name="T5"><text:s text:c="6"/></text:span><text:span text:style-name="T7">table.insert</text:span><text:span text:style-name="T2">(winners,i)</text:span></text:p>
      <text:p text:style-name="P2"><text:span text:style-name="T5"><text:s text:c="4"/></text:span><text:span text:style-name="T7">end</text:span><text:span text:style-name="T5"> </text:span></text:p>
      <text:p text:style-name="P2"><text:span text:style-name="T5"><text:s text:c="2"/></text:span><text:span text:style-name="T7">end</text:span></text:p>
      <text:p text:style-name="P2"><text:span text:style-name="T5"><text:s text:c="2"/></text:span><text:span text:style-name="T7">return</text:span><text:span text:style-name="T5"> </text:span><text:span text:style-name="T2">winners</text:span></text:p>
      <text:p text:style-name="P7">end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Holger Kuhn</meta:initial-creator>
    <meta:creation-date>2008-12-30T13:58:34</meta:creation-date>
    <dc:creator>Holger Kuhn</dc:creator>
    <dc:date>2009-01-11T21:32:04</dc:date>
    <meta:editing-cycles>42</meta:editing-cycles>
    <meta:editing-duration>P1DT21H37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247" meta:word-count="1014" meta:character-count="7008"/>
  </office:meta>
</office:document-meta>
</file>